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0">
      <style:table-cell-properties fo:border="thin solid #000000" style:vertical-align="middle" fo:wrap-option="wrap"/>
    </style:style>
    <style:style style:name="ce7" style:family="table-cell" style:parent-style-name="Default" style:data-style-name="N30">
      <style:table-cell-properties fo:border="thin solid #000000" style:vertical-align="top" fo:wrap-option="wrap"/>
    </style:style>
    <style:style style:name="ce8" style:family="table-cell" style:parent-style-name="Default" style:data-style-name="N0">
      <style:table-cell-properties fo:border="thin solid #000000" style:vertical-align="top" fo:wrap-option="wrap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DDDDDD"/>
    </style:style>
    <style:style style:name="ce11" style:family="table-cell" style:parent-style-name="Default" style:data-style-name="N30">
      <style:table-cell-properties fo:border="thin solid #000000" style:vertical-align="top" fo:wrap-option="wrap" fo:background-color="#DDDDD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DDDDD"/>
    </style:style>
    <style:style style:name="ce13" style:family="table-cell" style:parent-style-name="Default" style:data-style-name="N0">
      <style:table-cell-properties style:vertical-align="top" fo:wrap-option="wrap" fo:background-color="transparent"/>
    </style:style>
    <style:style style:name="ce14" style:family="table-cell" style:parent-style-name="Default" style:data-style-name="N0">
      <style:table-cell-properties style:vertical-align="middle" fo:wrap-option="wrap" fo:background-color="transparent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background-color="#5B9BD5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13.335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9.128125cm" style:use-optimal-column-width="true"/>
    </style:style>
    <style:style style:name="co15" style:family="table-column">
      <style:table-column-properties fo:break-before="auto" style:column-width="5.26520833333333cm" style:use-optimal-column-width="true"/>
    </style:style>
    <style:style style:name="co16" style:family="table-column">
      <style:table-column-properties fo:break-before="auto" style:column-width="6.35cm" style:use-optimal-column-width="true"/>
    </style:style>
    <style:style style:name="co17" style:family="table-column">
      <style:table-column-properties fo:break-before="auto" style:column-width="5.000625cm" style:use-optimal-column-width="true"/>
    </style:style>
    <style:style style:name="co18" style:family="table-column">
      <style:table-column-properties fo:break-before="auto" style:column-width="5.29166666666667cm" style:use-optimal-column-width="true"/>
    </style:style>
    <style:style style:name="co19" style:family="table-column">
      <style:table-column-properties fo:break-before="auto" style:column-width="7.69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ámetros.$A$2:.$A$5])" table:base-cell-address="Sprint_#12.I2">
          <table:help-message/>
          <table:error-message table:display="true"/>
        </table:content-validation>
        <table:content-validation table:name="val2" table:condition="of:cell-content-is-in-list([Parámetros.$B$2:.$B$3])" table:base-cell-address="Sprint_#12.K2">
          <table:help-message/>
          <table:error-message table:display="true"/>
        </table:content-validation>
      </table:content-validations>
      <table:table table:name="Sprint_#12" table:style-name="ta1">
        <table:table-column table:style-name="co1" table:default-cell-style-name="ce1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column table:style-name="co13" table:default-cell-style-name="ce9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Pre condiciones</text:p>
          </table:table-cell>
          <table:table-cell office:value-type="string" table:style-name="ce3">
            <text:p>Datos</text:p>
          </table:table-cell>
          <table:table-cell office:value-type="string" table:style-name="ce3">
            <text:p>Proceso</text:p>
          </table:table-cell>
          <table:table-cell office:value-type="string" table:style-name="ce3">
            <text:p>Pos condiciones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obtenid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observaciónes</text:p>
          </table:table-cell>
          <table:table-cell office:value-type="string" table:style-name="ce3">
            <text:p>Tester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CP-SGB-001" table:formula="of:=CONCATENATE(&quot;CP-SGB-&quot;;TEXT((ROW()-1);&quot;000&quot;))" table:style-name="ce5">
            <text:p>CP-SGB-001</text:p>
          </table:table-cell>
          <table:table-cell office:value-type="string" table:style-name="ce6">
            <text:p>Crear Rago de Identificaciones</text:p>
          </table:table-cell>
          <table:table-cell office:value-type="string" table:style-name="ce7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office:value-type="string" table:style-name="ce8">
            <text:p>Inicial: 100</text:p>
            <text:p>Final: 150</text:p>
            <text:p>Prefijo: ID</text:p>
          </table:table-cell>
          <table:table-cell office:value-type="string" table:style-name="ce8">
            <text:p>Se elige la opción Administración/Cargar Identificaciones</text:p>
            <text:p>Se digitan los datos correspondientes en el formulario</text:p>
            <text:p>Se da clic en el boton "Cargar"</text:p>
          </table:table-cell>
          <table:table-cell office:value-type="string" table:style-name="ce8">
            <text:p>Se deben almacenar las identificaciones en la base de datos</text:p>
          </table:table-cell>
          <table:table-cell office:value-type="string" table:style-name="ce7">
            <text:p>Se debe mostrar un mensaje indicando que las Identificaciones se almacenaron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style-name="ro2">
          <table:table-cell office:value-type="string" office:string-value="CP-SGB-002" table:formula="of:=CONCATENATE(&quot;CP-SGB-&quot;;TEXT((ROW()-1);&quot;000&quot;))" table:style-name="ce10">
            <text:p>CP-SGB-002</text:p>
          </table:table-cell>
          <table:table-cell office:value-type="string" table:style-name="ce10">
            <text:p>Crear Rago de Identificaciones Rango Inicial Nulo</text:p>
          </table:table-cell>
          <table:table-cell office:value-type="string" table:style-name="ce11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office:value-type="string" table:style-name="ce12">
            <text:p>Inicial:<text:s/></text:p>
            <text:p>Final: 150</text:p>
            <text:p>Prefijo: ID</text:p>
          </table:table-cell>
          <table:table-cell office:value-type="string" table:style-name="ce12">
            <text:p>Se elige la opción Administración/Cargar Identificaciones</text:p>
            <text:p>Se digitan los datos correspondientes en el formulario</text:p>
            <text:p>Se da clic en el boton "Cargar"</text:p>
          </table:table-cell>
          <table:table-cell table:style-name="ce12"/>
          <table:table-cell office:value-type="string" table:style-name="ce11">
            <text:p>Se debe mostrar un mensaje indicando que las el Rago Inicial es requerido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3" table:formula="of:=CONCATENATE(&quot;CP-SGB-&quot;;TEXT((ROW()-1);&quot;000&quot;))" table:style-name="ce5">
            <text:p>CP-SGB-003</text:p>
          </table:table-cell>
          <table:table-cell office:value-type="string" table:style-name="ce6">
            <text:p>Crear Rago de Identificaciones Rango Final Nulo</text:p>
          </table:table-cell>
          <table:table-cell office:value-type="string" table:style-name="ce7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office:value-type="string" table:style-name="ce8">
            <text:p>Inicial: 100</text:p>
            <text:p>Final:<text:s/></text:p>
            <text:p>Prefijo: ID</text:p>
          </table:table-cell>
          <table:table-cell office:value-type="string" table:style-name="ce8">
            <text:p>Se elige la opción Administración/Cargar Identificaciones</text:p>
            <text:p>Se digitan los datos correspondientes en el formulario</text:p>
            <text:p>Se da clic en el boton "Cargar"</text:p>
          </table:table-cell>
          <table:table-cell table:style-name="ce8"/>
          <table:table-cell office:value-type="string" table:style-name="ce7">
            <text:p>Se debe mostrar un mensaje indicando que las el Rago Final es requerido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style-name="ro3">
          <table:table-cell office:value-type="string" office:string-value="CP-SGB-004" table:formula="of:=CONCATENATE(&quot;CP-SGB-&quot;;TEXT((ROW()-1);&quot;000&quot;))" table:style-name="ce10">
            <text:p>CP-SGB-004</text:p>
          </table:table-cell>
          <table:table-cell office:value-type="string" table:style-name="ce10">
            <text:p>Crear Rago de Identificaciones para Bienes Capitalizables</text:p>
          </table:table-cell>
          <table:table-cell office:value-type="string" table:style-name="ce11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office:value-type="string" table:style-name="ce12">
            <text:p>Inicial: 100</text:p>
            <text:p>Final: 150</text:p>
            <text:p>Prefijo: ID</text:p>
            <text:p>Capitalizable: True</text:p>
          </table:table-cell>
          <table:table-cell office:value-type="string" table:style-name="ce12">
            <text:p>Se elige la opción Administración/Cargar Identificaciones</text:p>
            <text:p>Se digitan los datos correspondientes en el formulario</text:p>
            <text:p>Se debe seleccionar el boton de "Capitalizable"</text:p>
            <text:p>Se da clic en el boton "Cargar"</text:p>
          </table:table-cell>
          <table:table-cell office:value-type="string" table:style-name="ce12">
            <text:p>Se deben almacenar las identificaciones en la base de datos</text:p>
          </table:table-cell>
          <table:table-cell office:value-type="string" table:style-name="ce11">
            <text:p>Se debe mostrar un mensaje indicando que las Identificaciones se almacenaron de forma exitos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3">
          <table:table-cell office:value-type="string" office:string-value="CP-SGB-005" table:formula="of:=CONCATENATE(&quot;CP-SGB-&quot;;TEXT((ROW()-1);&quot;000&quot;))" table:style-name="ce5">
            <text:p>CP-SGB-005</text:p>
          </table:table-cell>
          <table:table-cell office:value-type="string" table:style-name="ce6">
            <text:p>Crear Rago de Identificaciones para Bienes No Capitalizables</text:p>
          </table:table-cell>
          <table:table-cell office:value-type="string" table:style-name="ce7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office:value-type="string" table:style-name="ce8">
            <text:p>Inicial: 100</text:p>
            <text:p>Final: 150</text:p>
            <text:p>Prefijo: ID</text:p>
            <text:p>Capitalizable: False</text:p>
          </table:table-cell>
          <table:table-cell office:value-type="string" table:style-name="ce8">
            <text:p>Se elige la opción Administración/Cargar Identificaciones</text:p>
            <text:p>Se digitan los datos correspondientes en el formulario</text:p>
            <text:p>Se debe seleccionar el boton de "No Capitalizable"</text:p>
            <text:p>Se da clic en el boton "Cargar"</text:p>
          </table:table-cell>
          <table:table-cell office:value-type="string" table:style-name="ce8">
            <text:p>Se deben almacenar las identificaciones en la base de datos</text:p>
          </table:table-cell>
          <table:table-cell office:value-type="string" table:style-name="ce7">
            <text:p>Se debe mostrar un mensaje indicando que las Identificaciones se almacenaron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number-rows-repeated="7" table:style-name="ro4">
          <table:table-cell table:style-name="ce14"/>
          <table:table-cell table:style-name="ce15"/>
          <table:table-cell table:number-columns-repeated="1022" table:style-name="ce13"/>
          <table:table-cell table:number-columns-repeated="15360" table:style-name="ce15"/>
        </table:table-row>
        <table:table-row table:style-name="ro4">
          <table:table-cell table:style-name="ce16"/>
          <table:table-cell table:style-name="ce1"/>
          <table:table-cell table:number-columns-repeated="1022" table:style-name="ce9"/>
          <table:table-cell table:number-columns-repeated="15360"/>
        </table:table-row>
        <table:table-row table:number-rows-repeated="2" table:style-name="ro4">
          <table:table-cell table:style-name="ce16"/>
          <table:table-cell table:number-columns-repeated="1023" table:style-name="ce9"/>
          <table:table-cell table:number-columns-repeated="15360"/>
        </table:table-row>
        <table:table-row table:number-rows-repeated="14" table:style-name="ro4">
          <table:table-cell table:number-columns-repeated="16384"/>
        </table:table-row>
        <table:table-row table:number-rows-repeated="1048546" table:style-name="ro5">
          <table:table-cell table:number-columns-repeated="16384"/>
        </table:table-row>
      </table:table>
      <table:table table:name="Estimados" table:style-name="ta2"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4" table:default-cell-style-name="ce17"/>
        <table:table-column table:style-name="co13" table:default-cell-style-name="ce20"/>
        <table:table-column table:style-name="co13" table:number-columns-repeated="16378" table:default-cell-style-name="ce17"/>
        <table:table-row table:style-name="ro6">
          <table:table-cell office:value-type="string" table:number-columns-spanned="6" table:number-rows-spanned="1" table:style-name="ce23">
            <text:p>Estimados Pendientes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style-name="ce18">
            <text:p>Epica</text:p>
          </table:table-cell>
          <table:table-cell office:value-type="string" table:style-name="ce18">
            <text:p>Detalle</text:p>
          </table:table-cell>
          <table:table-cell office:value-type="string" table:style-name="ce18">
            <text:p>Tarea</text:p>
          </table:table-cell>
          <table:table-cell office:value-type="string" table:style-name="ce18">
            <text:p>Sub Tarea</text:p>
          </table:table-cell>
          <table:table-cell office:value-type="string" table:style-name="ce18">
            <text:p>Descripcion</text:p>
          </table:table-cell>
          <table:table-cell office:value-type="string" table:style-name="ce18">
            <text:p>Estimado</text:p>
          </table:table-cell>
          <table:table-cell table:number-columns-repeated="16378" table:style-name="ce19"/>
        </table:table-row>
        <table:table-row table:style-name="ro6">
          <table:table-cell table:number-columns-spanned="1" table:number-rows-spanned="3" table:style-name="ce24"/>
          <table:table-cell office:value-type="string" table:number-columns-spanned="1" table:number-rows-spanned="3" table:style-name="ce25">
            <text:p>Reporte de Bienes</text:p>
          </table:table-cell>
          <table:table-cell table:number-columns-spanned="1" table:number-rows-spanned="3" table:style-name="ce24"/>
          <table:table-cell office:value-type="string" table:style-name="ce17">
            <text:p>Diseño de reporte</text:p>
          </table:table-cell>
          <table:table-cell office:value-type="string" table:style-name="ce17">
            <text:p>Ajuste de diseño del reporte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style-name="ce17">
            <text:p>Controller de creacion de reporte</text:p>
          </table:table-cell>
          <table:table-cell office:value-type="string" table:style-name="ce17">
            <text:p>Cambios en el controller para creacion del reporte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style-name="ce17">
            <text:p>Pruebas</text:p>
          </table:table-cell>
          <table:table-cell office:value-type="string" table:style-name="ce17">
            <text:p>Ejecucion de prueba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6">
          <table:table-cell table:number-columns-repeated="6" table:style-name="ce20"/>
          <table:table-cell table:number-columns-repeated="16378"/>
        </table:table-row>
        <table:table-row table:style-name="ro6">
          <table:table-cell table:number-columns-spanned="1" table:number-rows-spanned="2" table:style-name="ce24"/>
          <table:table-cell office:value-type="string" table:number-columns-spanned="1" table:number-rows-spanned="2" table:style-name="ce25">
            <text:p>Reporte de Sobrantes</text:p>
          </table:table-cell>
          <table:table-cell table:number-columns-spanned="1" table:number-rows-spanned="2" table:style-name="ce24"/>
          <table:table-cell office:value-type="string" table:style-name="ce17">
            <text:p>Controller de creacion de reporte</text:p>
          </table:table-cell>
          <table:table-cell office:value-type="string" table:style-name="ce17">
            <text:p>Cambios en el controller para creacion del reporte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style-name="ce17">
            <text:p>Pruebas</text:p>
          </table:table-cell>
          <table:table-cell office:value-type="string" table:style-name="ce17">
            <text:p>Ejecucion de prueba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6">
          <table:table-cell table:style-name="ce20"/>
          <table:table-cell table:style-name="ce17"/>
          <table:table-cell table:style-name="ce20"/>
          <table:table-cell table:number-columns-repeated="2" table:style-name="ce17"/>
          <table:table-cell table:style-name="ce20"/>
          <table:table-cell table:number-columns-repeated="16378"/>
        </table:table-row>
        <table:table-row table:style-name="ro6">
          <table:table-cell table:number-columns-spanned="1" table:number-rows-spanned="5" table:style-name="ce24"/>
          <table:table-cell office:value-type="string" table:number-columns-spanned="1" table:number-rows-spanned="5" table:style-name="ce25">
            <text:p>Mantenimiento de Tipos</text:p>
          </table:table-cell>
          <table:table-cell office:value-type="string" table:number-columns-spanned="1" table:number-rows-spanned="5" table:style-name="ce25">
            <text:p>Mantenimiento de tipos</text:p>
          </table:table-cell>
          <table:table-cell office:value-type="string" table:style-name="ce21">
            <text:p>Crear models y daos</text:p>
          </table:table-cell>
          <table:table-cell office:value-type="string" table:style-name="ce17">
            <text:p>Crear metodos para almacenar y modific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style-name="ce17">
            <text:p>Crear pantalla</text:p>
          </table:table-cell>
          <table:table-cell office:value-type="string" table:style-name="ce17">
            <text:p>Crear pantalla para mantenimiento de tipos</text:p>
          </table:table-cell>
          <table:table-cell office:value-type="float" office:value="6" table:style-name="ce20">
            <text:p>6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mantenimiento de tipos</text:p>
          </table:table-cell>
          <table:table-cell office:value-type="float" office:value="8" table:style-name="ce20">
            <text:p>8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command para mantenimiento de tip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style-name="ce17">
            <text:p>Pruebas</text:p>
          </table:table-cell>
          <table:table-cell office:value-type="string" table:style-name="ce17">
            <text:p>Ejecucion de prueba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6">
          <table:table-cell table:style-name="ce20"/>
          <table:table-cell table:number-columns-repeated="4" table:style-name="ce17"/>
          <table:table-cell table:style-name="ce20"/>
          <table:table-cell table:number-columns-repeated="16378"/>
        </table:table-row>
        <table:table-row table:style-name="ro6">
          <table:table-cell office:value-type="float" office:value="148" table:number-columns-spanned="1" table:number-rows-spanned="15" table:style-name="ce25">
            <text:p>148</text:p>
          </table:table-cell>
          <table:table-cell office:value-type="string" table:number-columns-spanned="1" table:number-rows-spanned="15" table:style-name="ce25">
            <text:p>Prestamos a la Universidad</text:p>
          </table:table-cell>
          <table:table-cell office:value-type="string" table:number-columns-spanned="1" table:number-rows-spanned="11" table:style-name="ce25">
            <text:p>Listado de Prestamos</text:p>
          </table:table-cell>
          <table:table-cell office:value-type="string" table:number-columns-spanned="1" table:number-rows-spanned="3" table:style-name="ce25">
            <text:p>Crear estructuras de base de datos</text:p>
          </table:table-cell>
          <table:table-cell office:value-type="string" table:style-name="ce17">
            <text:p>Crear tabla de prestam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tabla de detalles</text:p>
          </table:table-cell>
          <table:table-cell office:value-type="float" office:value="0" table:style-name="ce20">
            <text:p>0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secuencias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number-columns-spanned="1" table:number-rows-spanned="3" table:style-name="ce25">
            <text:p>Crear domains y mapeos hibernate</text:p>
          </table:table-cell>
          <table:table-cell office:value-type="string" table:style-name="ce17">
            <text:p>Crear clase para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clase para detalles</text:p>
          </table:table-cell>
          <table:table-cell office:value-type="float" office:value="0" table:style-name="ce20">
            <text:p>0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Modificar archivo de configuracion hibernate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models y daos</text:p>
          </table:table-cell>
          <table:table-cell office:value-type="string" table:style-name="ce17">
            <text:p>Crear metodos para list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metodos para almacenar y modific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style-name="ce17">
            <text:p>Crear pantalla</text:p>
          </table:table-cell>
          <table:table-cell office:value-type="string" table:style-name="ce17">
            <text:p>Crear pantalla de listado de solicitude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listad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command para listado de solicitudes</text:p>
          </table:table-cell>
          <table:table-cell office:value-type="float" office:value="3" table:style-name="ce20">
            <text:p>3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3" table:style-name="ce17"/>
          <table:table-cell table:style-name="ce20"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number-columns-spanned="1" table:number-rows-spanned="3" table:style-name="ce25">
            <text:p>Mantenimiento de Prestamos</text:p>
          </table:table-cell>
          <table:table-cell office:value-type="string" table:style-name="ce17">
            <text:p>Crear pantalla</text:p>
          </table:table-cell>
          <table:table-cell office:value-type="string" table:style-name="ce17">
            <text:p>Crear pantalla para mantenimient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mantenimient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command para mantenimiento de solicitude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table-cell table:number-columns-repeated="5" table:style-name="ce17"/>
          <table:table-cell office:value-type="float" office:value="72" table:formula="of:=SUM([.F3:.F30])" table:style-name="ce20">
            <text:p>72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number-columns-spanned="6" table:number-rows-spanned="1" table:style-name="ce23">
            <text:p>Estimados Sprint #12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style-name="ce18">
            <text:p>Epica</text:p>
          </table:table-cell>
          <table:table-cell office:value-type="string" table:style-name="ce18">
            <text:p>Detalle</text:p>
          </table:table-cell>
          <table:table-cell office:value-type="string" table:style-name="ce18">
            <text:p>Tarea</text:p>
          </table:table-cell>
          <table:table-cell office:value-type="string" table:style-name="ce18">
            <text:p>Sub Tarea</text:p>
          </table:table-cell>
          <table:table-cell office:value-type="string" table:style-name="ce18">
            <text:p>Descripcion</text:p>
          </table:table-cell>
          <table:table-cell office:value-type="string" table:style-name="ce18">
            <text:p>Estimado</text:p>
          </table:table-cell>
          <table:table-cell table:number-columns-repeated="16378" table:style-name="ce19"/>
        </table:table-row>
        <table:table-row table:style-name="ro6">
          <table:table-cell office:value-type="float" office:value="47" table:number-columns-spanned="1" table:number-rows-spanned="15" table:style-name="ce25">
            <text:p>47</text:p>
          </table:table-cell>
          <table:table-cell office:value-type="string" table:number-columns-spanned="1" table:number-rows-spanned="15" table:style-name="ce25">
            <text:p>Solicitud de mantenimiento de Bienes</text:p>
          </table:table-cell>
          <table:table-cell office:value-type="string" table:number-columns-spanned="1" table:number-rows-spanned="11" table:style-name="ce25">
            <text:p>Listado de Solicitudes</text:p>
          </table:table-cell>
          <table:table-cell office:value-type="string" table:number-columns-spanned="1" table:number-rows-spanned="3" table:style-name="ce25">
            <text:p>Crear estructuras de base de datos</text:p>
          </table:table-cell>
          <table:table-cell office:value-type="string" table:style-name="ce17">
            <text:p>Crear tabla de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tabla de detalle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secuencias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number-columns-spanned="1" table:number-rows-spanned="3" table:style-name="ce25">
            <text:p>Crear domains y mapeos hibernate</text:p>
          </table:table-cell>
          <table:table-cell office:value-type="string" table:style-name="ce17">
            <text:p>Crear clase para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clase para detalle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Modificar archivo de configuracion hibernate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models y daos</text:p>
          </table:table-cell>
          <table:table-cell office:value-type="string" table:style-name="ce17">
            <text:p>Crear metodos para list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metodos para almacenar y modificar dato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style-name="ce17">
            <text:p>Crear pantalla</text:p>
          </table:table-cell>
          <table:table-cell office:value-type="string" table:style-name="ce17">
            <text:p>Crear pantalla de listado de solicitude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listad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command para listado de solicitudes</text:p>
          </table:table-cell>
          <table:table-cell office:value-type="float" office:value="3" table:style-name="ce20">
            <text:p>3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3" table:style-name="ce17"/>
          <table:table-cell table:style-name="ce20"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number-columns-spanned="1" table:number-rows-spanned="3" table:style-name="ce25">
            <text:p>Mantenimiento de Solicitudes</text:p>
          </table:table-cell>
          <table:table-cell office:value-type="string" table:style-name="ce17">
            <text:p>Crear pantalla</text:p>
          </table:table-cell>
          <table:table-cell office:value-type="string" table:style-name="ce17">
            <text:p>Crear pantalla para mantenimient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table-cell office:value-type="string" table:number-columns-spanned="1" table:number-rows-spanned="2" table:style-name="ce25">
            <text:p>Crear controller y command</text:p>
          </table:table-cell>
          <table:table-cell office:value-type="string" table:style-name="ce17">
            <text:p>Crear controller para mantenimiento de solicitudes</text:p>
          </table:table-cell>
          <table:table-cell office:value-type="float" office:value="5" table:style-name="ce20">
            <text:p>5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command para mantenimiento de solicitudes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office:value-type="float" office:value="49" table:number-columns-spanned="1" table:number-rows-spanned="3" table:style-name="ce25">
            <text:p>49</text:p>
          </table:table-cell>
          <table:table-cell office:value-type="string" table:number-columns-spanned="1" table:number-rows-spanned="3" table:style-name="ce25">
            <text:p>Aceptar solicitud de mantenimiento</text:p>
          </table:table-cell>
          <table:table-cell table:number-columns-repeated="2" table:style-name="ce17"/>
          <table:table-cell office:value-type="string" table:style-name="ce17">
            <text:p>Crear metodo para aceptar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acept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acept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office:value-type="float" office:value="35" table:number-columns-spanned="1" table:number-rows-spanned="3" table:style-name="ce25">
            <text:p>35</text:p>
          </table:table-cell>
          <table:table-cell office:value-type="string" table:number-columns-spanned="1" table:number-rows-spanned="4" table:style-name="ce25">
            <text:p>Rechazar solicitud de mantenimiento</text:p>
          </table:table-cell>
          <table:table-cell table:number-columns-spanned="1" table:number-rows-spanned="4" table:style-name="ce24"/>
          <table:table-cell table:number-columns-spanned="1" table:number-rows-spanned="4" table:style-name="ce24"/>
          <table:table-cell office:value-type="string" table:style-name="ce17">
            <text:p>Crear metodo para rechaz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Crear metodo para rechazar bien<text:s/>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7">
            <text:p>Validar permisos de usuario para rechaz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table-cell table:style-name="ce17"/>
          <table:covered-table-cell/>
          <table:covered-table-cell/>
          <table:covered-table-cell/>
          <table:table-cell office:value-type="string" table:style-name="ce17">
            <text:p>Validar estado de solicitud o bien para rechazar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office:value-type="float" office:value="163" table:number-columns-spanned="1" table:number-rows-spanned="3" table:style-name="ce25">
            <text:p>163</text:p>
          </table:table-cell>
          <table:table-cell office:value-type="string" table:number-columns-spanned="1" table:number-rows-spanned="3" table:style-name="ce25">
            <text:p>Finalizar solicitud de mantenimiento</text:p>
          </table:table-cell>
          <table:table-cell table:number-columns-repeated="2" table:style-name="ce17"/>
          <table:table-cell office:value-type="string" table:style-name="ce17">
            <text:p>Crear metodo para finalizar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finaliz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finaliz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office:value-type="float" office:value="161" table:number-columns-spanned="1" table:number-rows-spanned="3" table:style-name="ce25">
            <text:p>161</text:p>
          </table:table-cell>
          <table:table-cell office:value-type="string" table:number-columns-spanned="1" table:number-rows-spanned="3" table:style-name="ce25">
            <text:p>Solicitar correcciones a solicitud de mantenimiento</text:p>
          </table:table-cell>
          <table:table-cell table:number-columns-repeated="2" table:style-name="ce17"/>
          <table:table-cell office:value-type="string" table:style-name="ce17">
            <text:p>Crear metodo para solicitar correccion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solicitar correccion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solicitar correccion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office:value-type="float" office:value="48" table:number-columns-spanned="1" table:number-rows-spanned="3" table:style-name="ce25">
            <text:p>48</text:p>
          </table:table-cell>
          <table:table-cell office:value-type="string" table:number-columns-spanned="1" table:number-rows-spanned="3" table:style-name="ce25">
            <text:p>Aplicar solicitud de mantenimiento</text:p>
          </table:table-cell>
          <table:table-cell table:number-columns-repeated="2" table:style-name="ce17"/>
          <table:table-cell office:value-type="string" table:style-name="ce17">
            <text:p>Crear metodo para aplicar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aplic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aplic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office:value-type="float" office:value="160" table:number-columns-spanned="1" table:number-rows-spanned="3" table:style-name="ce25">
            <text:p>160</text:p>
          </table:table-cell>
          <table:table-cell office:value-type="string" table:number-columns-spanned="1" table:number-rows-spanned="3" table:style-name="ce25">
            <text:p>Anular solicitud de mantenimiento</text:p>
          </table:table-cell>
          <table:table-cell table:number-columns-repeated="2" table:style-name="ce17"/>
          <table:table-cell office:value-type="string" table:style-name="ce17">
            <text:p>Crear metodo para anular solicitud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anular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anular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office:value-type="float" office:value="162" table:number-columns-spanned="1" table:number-rows-spanned="3" table:style-name="ce25">
            <text:p>162</text:p>
          </table:table-cell>
          <table:table-cell office:value-type="string" table:number-columns-spanned="1" table:number-rows-spanned="3" table:style-name="ce25">
            <text:p>Incluir Eventos a un mantenimiento</text:p>
          </table:table-cell>
          <table:table-cell table:number-columns-repeated="2" table:style-name="ce17"/>
          <table:table-cell office:value-type="string" table:style-name="ce17">
            <text:p>Crear metodo para incluir evento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permisos para incluir evento solicitud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table:number-columns-repeated="2" table:style-name="ce17"/>
          <table:table-cell office:value-type="string" table:style-name="ce17">
            <text:p>Validar si la solicitud se puede incluir evento</text:p>
          </table:table-cell>
          <table:table-cell office:value-type="float" office:value="1" table:style-name="ce20">
            <text:p>1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table:style-name="ce17"/>
          <table:table-cell office:value-type="string" table:style-name="ce17">
            <text:p>Casos de pruebas</text:p>
          </table:table-cell>
          <table:table-cell table:number-columns-repeated="2" table:style-name="ce17"/>
          <table:table-cell office:value-type="string" table:style-name="ce17">
            <text:p>Crear casos de prueba</text:p>
          </table:table-cell>
          <table:table-cell office:value-type="float" office:value="2" table:style-name="ce20">
            <text:p>2</text:p>
          </table:table-cell>
          <table:table-cell table:number-columns-repeated="16378"/>
        </table:table-row>
        <table:table-row table:style-name="ro6">
          <table:table-cell/>
          <table:table-cell table:number-columns-repeated="3" table:style-name="ce17"/>
          <table:table-cell office:value-type="string" table:style-name="ce17">
            <text:p>Ejecutar casos de prueba</text:p>
          </table:table-cell>
          <table:table-cell office:value-type="float" office:value="10" table:style-name="ce20">
            <text:p>10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17">
            <text:p>Estimados</text:p>
          </table:table-cell>
          <table:table-cell table:number-columns-repeated="2" table:style-name="ce17"/>
          <table:table-cell office:value-type="string" table:style-name="ce17">
            <text:p>Analisis y estimacion de tiempos</text:p>
          </table:table-cell>
          <table:table-cell office:value-type="float" office:value="4" table:style-name="ce20">
            <text:p>4</text:p>
          </table:table-cell>
          <table:table-cell table:number-columns-repeated="16378"/>
        </table:table-row>
        <table:table-row table:style-name="ro6">
          <table:table-cell/>
          <table:table-cell table:number-columns-repeated="3" table:style-name="ce17"/>
          <table:table-cell office:value-type="string" table:style-name="ce22">
            <text:p>Total Sprint #12</text:p>
          </table:table-cell>
          <table:table-cell office:value-type="float" office:value="83" table:formula="of:=SUM([.F35:.F83])" table:style-name="ce20">
            <text:p>83</text:p>
          </table:table-cell>
          <table:table-cell table:number-columns-repeated="16378"/>
        </table:table-row>
        <table:table-row table:style-name="ro6">
          <table:table-cell/>
          <table:table-cell table:number-columns-repeated="3" table:style-name="ce17"/>
          <table:table-cell office:value-type="string" table:style-name="ce22">
            <text:p>Total</text:p>
          </table:table-cell>
          <table:table-cell office:value-type="float" office:value="155" table:formula="of:=[.F84]+[.F31]" table:style-name="ce20">
            <text:p>155</text:p>
          </table:table-cell>
          <table:table-cell table:number-columns-repeated="16378"/>
        </table:table-row>
        <table:table-row table:number-rows-repeated="1048491" table:style-name="ro6">
          <table:table-cell table:number-columns-repeated="16384"/>
        </table:table-row>
      </table:table>
      <table:table table:name="Sheet1" table:style-name="ta3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81" table:default-cell-style-name="ce1"/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1" table:number-rows-spanned="11" table:style-name="ce26">
            <text:p>Solicitudes de Exclusion</text:p>
          </table:table-cell>
          <table:table-cell office:value-type="string" table:number-columns-spanned="1" table:number-rows-spanned="5" table:style-name="ce26">
            <text:p>Listado de Solicitudes</text:p>
          </table:table-cell>
          <table:table-cell office:value-type="string" table:style-name="ce21">
            <text:p>Crear estructuras de base de dat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domains y mapeos hiberna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models y da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17">
            <text:p>Crear pantal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table-cell table:number-columns-repeated="2" table:style-name="ce21"/>
          <table:table-cell table:number-columns-repeated="16381" table:style-name="ce1"/>
        </table:table-row>
        <table:table-row table:style-name="ro4">
          <table:covered-table-cell/>
          <table:table-cell office:value-type="string" table:number-columns-spanned="1" table:number-rows-spanned="5" table:style-name="ce26">
            <text:p>Mantenimiento de Solicitudes</text:p>
          </table:table-cell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Agregar Listado de bienes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Implementar opciones para bienes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Implementar opciones para toda la solictud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4">
          <table:table-cell table:number-columns-repeated="2" table:style-name="ce20"/>
          <table:table-cell table:style-name="ce21"/>
          <table:table-cell table:number-columns-repeated="16381" table:style-name="ce1"/>
        </table:table-row>
        <table:table-row table:style-name="ro4">
          <table:table-cell table:number-columns-repeated="2" table:style-name="ce21"/>
          <table:table-cell table:number-columns-repeated="16382" table:style-name="ce1"/>
        </table:table-row>
        <table:table-row table:style-name="ro4">
          <table:table-cell office:value-type="string" table:number-columns-spanned="1" table:number-rows-spanned="8" table:style-name="ce26">
            <text:p>Convenios</text:p>
          </table:table-cell>
          <table:table-cell office:value-type="string" table:number-columns-spanned="1" table:number-rows-spanned="5" table:style-name="ce26">
            <text:p>Listado de Convenios</text:p>
          </table:table-cell>
          <table:table-cell office:value-type="string" table:style-name="ce21">
            <text:p>Crear estructuras de base de dat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domains y mapeos hiberna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models y da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17">
            <text:p>Crear pantal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table-cell table:number-columns-repeated="2" table:style-name="ce21"/>
          <table:table-cell table:number-columns-repeated="16381" table:style-name="ce1"/>
        </table:table-row>
        <table:table-row table:style-name="ro4">
          <table:covered-table-cell/>
          <table:table-cell office:value-type="string" table:number-columns-spanned="1" table:number-rows-spanned="2" table:style-name="ce26">
            <text:p>Mantenimiento de Convenios</text:p>
          </table:table-cell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table-cell table:number-columns-repeated="2" table:style-name="ce20"/>
          <table:table-cell table:style-name="ce21"/>
          <table:table-cell table:number-columns-repeated="16381" table:style-name="ce1"/>
        </table:table-row>
        <table:table-row table:style-name="ro4">
          <table:table-cell office:value-type="string" table:number-columns-spanned="1" table:number-rows-spanned="12" table:style-name="ce26">
            <text:p>Solicitudes de Prestamos</text:p>
          </table:table-cell>
          <table:table-cell office:value-type="string" table:number-columns-spanned="1" table:number-rows-spanned="5" table:style-name="ce26">
            <text:p>Listado de Prestamos</text:p>
          </table:table-cell>
          <table:table-cell office:value-type="string" table:style-name="ce21">
            <text:p>Crear estructuras de base de dat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domains y mapeos hiberna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models y da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table-cell table:number-columns-repeated="2" table:style-name="ce21"/>
          <table:table-cell table:number-columns-repeated="16381" table:style-name="ce1"/>
        </table:table-row>
        <table:table-row table:style-name="ro4">
          <table:covered-table-cell/>
          <table:table-cell office:value-type="string" table:number-columns-spanned="1" table:number-rows-spanned="6" table:style-name="ce26">
            <text:p>Mantenimiento de Prestamos</text:p>
          </table:table-cell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Agregar Listado de bienes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Agregar Listado de personas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Implementar opciones para bienes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Implementar opciones para toda la solictud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1" table:number-rows-spanned="8" table:style-name="ce26">
            <text:p>Prestamos a la Universidad</text:p>
          </table:table-cell>
          <table:table-cell office:value-type="string" table:number-columns-spanned="1" table:number-rows-spanned="5" table:style-name="ce26">
            <text:p>Listado de Prestamos</text:p>
          </table:table-cell>
          <table:table-cell office:value-type="string" table:style-name="ce21">
            <text:p>Crear estructuras de base de dat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domains y mapeos hiberna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models y da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table-cell table:number-columns-repeated="2" table:style-name="ce21"/>
          <table:table-cell table:number-columns-repeated="16381" table:style-name="ce1"/>
        </table:table-row>
        <table:table-row table:style-name="ro4">
          <table:covered-table-cell/>
          <table:table-cell office:value-type="string" table:number-columns-spanned="1" table:number-rows-spanned="2" table:style-name="ce26">
            <text:p>Mantenimiento de Prestamos</text:p>
          </table:table-cell>
          <table:table-cell office:value-type="string" table:style-name="ce17">
            <text:p>Crear pantall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covered-table-cell/>
          <table:covered-table-cell/>
          <table:table-cell office:value-type="string" table:style-name="ce21">
            <text:p>Crear controller y comm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4">
          <table:table-cell table:number-columns-repeated="2" table:style-name="ce1"/>
          <table:table-cell office:value-type="string" table:style-name="ce20">
            <text:p>TOTAL</text:p>
          </table:table-cell>
          <table:table-cell office:value-type="float" office:value="206" table:formula="of:=SUM([.D2:.D44])" table:style-name="ce1">
            <text:p>206</text:p>
          </table:table-cell>
          <table:table-cell table:number-columns-repeated="16380"/>
        </table:table-row>
        <table:table-row table:number-rows-repeated="1048531" table:style-name="ro4">
          <table:table-cell table:number-columns-repeated="16384"/>
        </table:table-row>
      </table:table>
      <table:table table:name="Parámetros" table:style-name="ta1">
        <table:table-column table:style-name="co12" table:number-columns-repeated="2" table:default-cell-style-name="ce1"/>
        <table:table-column table:style-name="co13" table:number-columns-repeated="16382" table:default-cell-style-name="ce1"/>
        <table:table-row table:style-name="ro4">
          <table:table-cell office:value-type="string" table:style-name="ce1">
            <text:p>Estados</text:p>
          </table:table-cell>
          <table:table-cell office:value-type="string" table:style-name="ce1">
            <text:p>Testers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Pendiente</text:p>
          </table:table-cell>
          <table:table-cell office:value-type="string" table:style-name="ce1">
            <text:p>Alvar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Aprobado</text:p>
          </table:table-cell>
          <table:table-cell office:value-type="string" table:style-name="ce1">
            <text:p>Jair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Rechazado</text:p>
          </table:table-cell>
          <table:table-cell office:value-type="string" table:style-name="ce1">
            <text:p>Jorge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Condicionado</text:p>
          </table:table-cell>
          <table:table-cell office:value-type="string" table:style-name="ce1">
            <text:p>Oscar</text:p>
          </table:table-cell>
          <table:table-cell table:number-columns-repeated="16382"/>
        </table:table-row>
        <table:table-row table:style-name="ro4">
          <table:table-cell table:style-name="ce1"/>
          <table:table-cell office:value-type="string" table:style-name="ce1">
            <text:p>Raul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scante, Alvaro</meta:initial-creator>
    <dc:creator>Cascante, Alvaro</dc:creator>
    <meta:creation-date>2017-08-10T16:12:52Z</meta:creation-date>
    <dc:date>2018-07-03T17:14:12Z</dc:date>
    <meta:print-date>2018-04-26T02:28:36Z</meta:print-date>
    <meta:editing-cycles>60</meta:editing-cycles>
    <meta:editing-duration>PT7393S</meta:editing-duration>
  </office:meta>
</office:document-meta>
</file>